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Noto Sans CJK JP Regular" fo:font-size="18pt" fo:font-weight="bold" officeooo:paragraph-rsid="0000a945" style:font-size-asian="18pt" style:font-weight-asian="bold" style:font-size-complex="18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8pt" fo:font-weight="bold" officeooo:paragraph-rsid="0000a945" style:font-size-asian="18pt" style:font-weight-asian="bold" style:font-size-complex="18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8pt" officeooo:paragraph-rsid="0000a945" style:font-size-asian="18pt" style:font-size-complex="18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paragraph-rsid="0000a945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paragraph-rsid="0003b752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rsid="0000a945" officeooo:paragraph-rsid="0000a945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rsid="0000a945" officeooo:paragraph-rsid="0003b752" style:font-size-asian="14pt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0a945" officeooo:paragraph-rsid="0000a94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0a945" officeooo:paragraph-rsid="0003b75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26665" officeooo:paragraph-rsid="0002666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paragraph-rsid="0000a94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paragraph-rsid="0003b75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3b752" officeooo:paragraph-rsid="0003b75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9pt" fo:font-weight="normal" officeooo:paragraph-rsid="0003b752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9pt" fo:font-weight="normal" officeooo:rsid="0000a945" officeooo:paragraph-rsid="0003b752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padding="0.074cm" fo:border-left="none" fo:border-right="none" fo:border-top="none" fo:border-bottom="0.06pt solid #000000" style:join-border="false"/>
      <style:text-properties style:font-name="Noto Sans CJK JP Regular" fo:font-size="14pt" fo:font-weight="bold" officeooo:rsid="0000a945" officeooo:paragraph-rsid="0000a945" style:font-size-asian="14pt" style:font-weight-asian="bold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padding="0.074cm" fo:border-left="none" fo:border-right="none" fo:border-top="none" fo:border-bottom="0.06pt solid #000000" style:join-border="false"/>
      <style:text-properties style:font-name="Noto Sans CJK JP Regular" fo:font-size="14pt" fo:font-weight="bold" officeooo:rsid="0000a945" officeooo:paragraph-rsid="0003b752" style:font-size-asian="14pt" style:font-weight-asian="bold" style:font-size-complex="14pt"/>
    </style:style>
    <style:style style:name="P1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Noto Sans CJK JP Regular" fo:font-size="18pt" fo:font-weight="bold" officeooo:paragraph-rsid="0000a945" style:font-size-asian="18pt" style:font-weight-asian="bold" style:font-size-complex="18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rsid="0000a945" officeooo:paragraph-rsid="0000a945" style:font-size-asian="14pt" style:font-weight-asian="bold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paragraph-rsid="0000a945" style:font-size-asian="14pt" style:font-weight-asian="bold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paragraph-rsid="000881a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7055d" officeooo:paragraph-rsid="0007055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0a945" officeooo:paragraph-rsid="000881aa" style:font-size-asian="14pt" style:font-weight-asian="normal" style:font-size-complex="14pt" style:font-weight-complex="normal"/>
    </style:style>
    <style:style style:name="T1" style:family="text">
      <style:text-properties officeooo:rsid="000266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SN COLLEGE OF ENGINEERING (Autonomous)</text:p>
      <text:p text:style-name="P1">Affiliated to Anna University</text:p>
      <text:p text:style-name="P1">DEPARTMENT OF CSE</text:p>
      <text:p text:style-name="P1"/>
      <text:p text:style-name="P1">UCS 1211 PROGRAMMING IN C LABORATORY</text:p>
      <text:p text:style-name="P1">A<text:span text:style-name="T1">5</text:span> : <text:span text:style-name="T1">Pointers</text:span> in C</text:p>
      <text:p text:style-name="P1"/>
      <text:p text:style-name="P2">REG NO. : 185001083</text:p>
      <text:p text:style-name="P2">NAME : B. LAKSHMI PRIYA</text:p>
      <text:p text:style-name="P2">CLASS : CSE B (SEMESTER 2)</text:p>
      <text:p text:style-name="P3"/>
      <text:p text:style-name="P4">1. PROGRAM NAME: <text:s/><text:span text:style-name="T1">FREQUENCY OF WORD</text:span></text:p>
      <text:p text:style-name="P4"/>
      <text:p text:style-name="P4">PROGRAM:</text:p>
      <text:p text:style-name="P8">#include &lt;stdio.h&gt;</text:p>
      <text:p text:style-name="P8"/>
      <text:p text:style-name="P8">int freq(char line[200], char word[20], int lenword)</text:p>
      <text:p text:style-name="P8">{</text:p>
      <text:p text:style-name="P8">int count=0,index=0,f=0,i,j;</text:p>
      <text:p text:style-name="P8">while (*(line+index)!='\0')</text:p>
      <text:p text:style-name="P8"><text:tab/>{</text:p>
      <text:p text:style-name="P8"><text:tab/>count=0;</text:p>
      <text:p text:style-name="P8"><text:tab/>for (i=0;i&lt;lenword;i++)</text:p>
      <text:p text:style-name="P8"><text:tab/><text:tab/>{</text:p>
      <text:p text:style-name="P8"><text:tab/><text:tab/>if (*(line+index+i)==*(word+i))</text:p>
      <text:p text:style-name="P8"><text:tab/><text:tab/><text:tab/>count++;</text:p>
      <text:p text:style-name="P8"><text:tab/><text:tab/>else</text:p>
      <text:p text:style-name="P8"><text:tab/><text:tab/><text:tab/>break;</text:p>
      <text:p text:style-name="P8"><text:tab/><text:tab/>}</text:p>
      <text:p text:style-name="P8"><text:tab/>if ( (count==lenword) &amp;&amp; ((*(line+index+lenword)==' ') || (*(line+index+lenword)=='\n')) )</text:p>
      <text:p text:style-name="P8"><text:soft-page-break/><text:tab/><text:tab/>{</text:p>
      <text:p text:style-name="P8"><text:tab/><text:tab/>f++;</text:p>
      <text:p text:style-name="P8"><text:tab/><text:tab/>index+=lenword+1;</text:p>
      <text:p text:style-name="P8"><text:tab/><text:tab/>}</text:p>
      <text:p text:style-name="P8"><text:tab/>else</text:p>
      <text:p text:style-name="P8"><text:tab/><text:tab/>{</text:p>
      <text:p text:style-name="P8"><text:tab/><text:tab/>for (j=0;*(line+index+j)!=' ';j++)</text:p>
      <text:p text:style-name="P8"><text:tab/><text:tab/>;</text:p>
      <text:p text:style-name="P8"><text:tab/><text:tab/>index+=j+1;</text:p>
      <text:p text:style-name="P8"><text:tab/><text:tab/>}</text:p>
      <text:p text:style-name="P8"><text:tab/>}</text:p>
      <text:p text:style-name="P8">return f;</text:p>
      <text:p text:style-name="P8">}</text:p>
      <text:p text:style-name="P8"/>
      <text:p text:style-name="P8"/>
      <text:p text:style-name="P8">void main()</text:p>
      <text:p text:style-name="P8">{</text:p>
      <text:p text:style-name="P8">char line[200], word[20];</text:p>
      <text:p text:style-name="P8">int lenword,wfreq,i;</text:p>
      <text:p text:style-name="P8">printf("Enter line of text: ");</text:p>
      <text:p text:style-name="P8">for (i=0; (*(line+i)=getchar())!='\n'; i++)</text:p>
      <text:p text:style-name="P8">;</text:p>
      <text:p text:style-name="P8">*(line+i)=' ';</text:p>
      <text:p text:style-name="P8">*(line+i+1)='\0';</text:p>
      <text:p text:style-name="P8">printf("Enter word: ");</text:p>
      <text:p text:style-name="P8">for (lenword=0; (*(word+lenword)=getchar())!='\n'; lenword++)</text:p>
      <text:p text:style-name="P8">;</text:p>
      <text:p text:style-name="P8">*(word+lenword)='\0';</text:p>
      <text:p text:style-name="P8">wfreq=freq(line,word,lenword);</text:p>
      <text:p text:style-name="P8">printf("\nFrequency of word: %d\n",wfreq);</text:p>
      <text:p text:style-name="P8">}</text:p>
      <text:p text:style-name="P4"/>
      <text:p text:style-name="P6"/>
      <text:p text:style-name="P6"/>
      <text:p text:style-name="P6"/>
      <text:p text:style-name="P6"><text:soft-page-break/>OUTPUT:</text:p>
      <text:p text:style-name="P8">cseb83@jtl-14:~$ gcc freq.c -o freq</text:p>
      <text:p text:style-name="P8">cseb83@jtl-14:~$ ./freq</text:p>
      <text:p text:style-name="P8">Enter line of text: an another day</text:p>
      <text:p text:style-name="P8">Enter word: an</text:p>
      <text:p text:style-name="P8"/>
      <text:p text:style-name="P8">Frequency of word: 1</text:p>
      <text:p text:style-name="P8"/>
      <text:p text:style-name="P8">cseb83@jtl-14:~$ ./freq</text:p>
      <text:p text:style-name="P8">Enter line of text: a a a a b b a</text:p>
      <text:p text:style-name="P8">Enter word: b</text:p>
      <text:p text:style-name="P8"/>
      <text:p text:style-name="P8">Frequency of word: 2</text:p>
      <text:p text:style-name="P16"/>
      <text:p text:style-name="P6"/>
      <text:p text:style-name="P4"/>
      <text:p text:style-name="P4"><text:span text:style-name="T1">2</text:span>. PROGRAM NAME: <text:span text:style-name="T1">TOKEN CREATER</text:span> </text:p>
      <text:p text:style-name="P4"/>
      <text:p text:style-name="P4">PROGRAM:</text:p>
      <text:p text:style-name="P10">#include &lt;stdio.h&gt;</text:p>
      <text:p text:style-name="P10"/>
      <text:p text:style-name="P10">void input(char s[200])</text:p>
      <text:p text:style-name="P10">{</text:p>
      <text:p text:style-name="P10">int i;</text:p>
      <text:p text:style-name="P10">printf("Enter lines of text: \n");</text:p>
      <text:p text:style-name="P10">for (i=0;*(s+i)=getchar();i++)</text:p>
      <text:p text:style-name="P10"><text:tab/>{</text:p>
      <text:p text:style-name="P10"><text:tab/>if ((i&gt;=2) &amp;&amp; (s[i-2]=='E') &amp;&amp; (s[i-1]=='N') &amp;&amp; (s[i]=='D'))</text:p>
      <text:p text:style-name="P10"><text:tab/><text:tab/>break;</text:p>
      <text:p text:style-name="P10"><text:tab/>}</text:p>
      <text:p text:style-name="P10">*(s+i-2)=' ';</text:p>
      <text:p text:style-name="P10">*(s+i-1)='\0';</text:p>
      <text:p text:style-name="P10">}</text:p>
      <text:p text:style-name="P10"/>
      <text:p text:style-name="P10"/>
      <text:p text:style-name="P10"><text:soft-page-break/>void token(char s[200],char *c[100])</text:p>
      <text:p text:style-name="P10">{</text:p>
      <text:p text:style-name="P10">int index=0,i=0,j;</text:p>
      <text:p text:style-name="P10">while (*(s+index)!='\0')</text:p>
      <text:p text:style-name="P10">{</text:p>
      <text:p text:style-name="P10"><text:tab/>*(c+i)=s+index;</text:p>
      <text:p text:style-name="P10"><text:tab/>j=0;</text:p>
      <text:p text:style-name="P10"><text:tab/>while (*(s+index)!=' ')</text:p>
      <text:p text:style-name="P10"><text:tab/>{<text:tab/></text:p>
      <text:p text:style-name="P10"><text:tab/>index++;</text:p>
      <text:p text:style-name="P10"><text:tab/>}</text:p>
      <text:p text:style-name="P10"><text:tab/>index+=1;</text:p>
      <text:p text:style-name="P10"><text:tab/>i++;</text:p>
      <text:p text:style-name="P10">}</text:p>
      <text:p text:style-name="P10">printf("Token array created!!\n");</text:p>
      <text:p text:style-name="P10">}</text:p>
      <text:p text:style-name="P10"/>
      <text:p text:style-name="P10">void main()</text:p>
      <text:p text:style-name="P10">{</text:p>
      <text:p text:style-name="P10">char s[200],*c[100];</text:p>
      <text:p text:style-name="P10">input(s);</text:p>
      <text:p text:style-name="P10">token(s,c);</text:p>
      <text:p text:style-name="P10">}</text:p>
      <text:p text:style-name="P10"/>
      <text:p text:style-name="P6">OUTPUT:</text:p>
      <text:p text:style-name="P10">cseb83@jtl-14:~/A5$ gcc token.c -o token</text:p>
      <text:p text:style-name="P10">cseb83@jtl-14:~/A5$ ./token</text:p>
      <text:p text:style-name="P10">Enter lines of text: </text:p>
      <text:p text:style-name="P10">An apple a day.</text:p>
      <text:p text:style-name="P10">8 hours of sleep a day.</text:p>
      <text:p text:style-name="P10">END</text:p>
      <text:p text:style-name="P10">Token array created!!</text:p>
      <text:p text:style-name="P16"/>
      <text:p text:style-name="P4"/>
      <text:p text:style-name="P4"/>
      <text:p text:style-name="P4"><text:soft-page-break/><text:span text:style-name="T1">3</text:span>. PROGRAM NAME: <text:span text:style-name="T1">ADDITION TABLE AND MAXIMUM</text:span> <text:span text:style-name="T1">TABLE</text:span></text:p>
      <text:p text:style-name="P4"/>
      <text:p text:style-name="P4">PROGRAM:</text:p>
      <text:p text:style-name="P11">#include &lt;stdio.h&gt;</text:p>
      <text:p text:style-name="P11">#include &lt;stdlib.h&gt;</text:p>
      <text:p text:style-name="P11">#define MAXROWS 20</text:p>
      <text:p text:style-name="P11"/>
      <text:p text:style-name="P11">void input(int *a[], int nrows, int ncols);</text:p>
      <text:p text:style-name="P11">void sum(int *a[], int *b[], int *c[],int nrows, int ncols);</text:p>
      <text:p text:style-name="P11">void max(int *a[], int *b[], int *c[],int nrows, int ncols);</text:p>
      <text:p text:style-name="P11">void output(int *c[],int nrows, int ncols);</text:p>
      <text:p text:style-name="P11"/>
      <text:p text:style-name="P11">void main()</text:p>
      <text:p text:style-name="P11">{</text:p>
      <text:p text:style-name="P11">int nrows,ncols;</text:p>
      <text:p text:style-name="P11">int *a[MAXROWS],*b[MAXROWS],*summ[MAXROWS],*maxm[MAXROWS];</text:p>
      <text:p text:style-name="P11"/>
      <text:p text:style-name="P11">printf("Enter no. of rows: ");</text:p>
      <text:p text:style-name="P11">scanf("%d",&amp;nrows);</text:p>
      <text:p text:style-name="P11">printf("Enter no. of columns: ");</text:p>
      <text:p text:style-name="P11">scanf("%d",&amp;ncols);</text:p>
      <text:p text:style-name="P11"/>
      <text:p text:style-name="P11">for (int row=0;row&lt;nrows;row++)</text:p>
      <text:p text:style-name="P11">{</text:p>
      <text:p text:style-name="P11"><text:tab/>a[row]=(int *)malloc(ncols*sizeof(int));</text:p>
      <text:p text:style-name="P11"><text:tab/>b[row]=(int *)malloc(ncols*sizeof(int));</text:p>
      <text:p text:style-name="P11"><text:tab/>summ[row]=(int *)malloc(ncols*sizeof(int));</text:p>
      <text:p text:style-name="P11"><text:tab/>maxm[row]=(int *)malloc(ncols*sizeof(int));</text:p>
      <text:p text:style-name="P11">}</text:p>
      <text:p text:style-name="P11">printf("FIRST TABLE:\n");</text:p>
      <text:p text:style-name="P11">input(a,nrows,ncols);</text:p>
      <text:p text:style-name="P11">printf("SECOND TABLE:\n");</text:p>
      <text:p text:style-name="P11">input(b,nrows,ncols);</text:p>
      <text:p text:style-name="P11"/>
      <text:p text:style-name="P11"/>
      <text:p text:style-name="P11"><text:soft-page-break/>sum(a,b,summ,nrows,ncols);</text:p>
      <text:p text:style-name="P11">printf("Sum of elements:\n");</text:p>
      <text:p text:style-name="P11">output(summ,nrows,ncols);</text:p>
      <text:p text:style-name="P11"/>
      <text:p text:style-name="P11">max(a,b,maxm,nrows,ncols);</text:p>
      <text:p text:style-name="P11">printf("Maximum of elements:\n");</text:p>
      <text:p text:style-name="P11">output(maxm,nrows,ncols);</text:p>
      <text:p text:style-name="P11">}</text:p>
      <text:p text:style-name="P11"/>
      <text:p text:style-name="P11"/>
      <text:p text:style-name="P11">void input(int *a[],int nrows,int ncols)</text:p>
      <text:p text:style-name="P11">{</text:p>
      <text:p text:style-name="P11">for (int row=0;row&lt;nrows;row++)</text:p>
      <text:p text:style-name="P11"><text:tab/>for (int col=0;col&lt;ncols;col++)</text:p>
      <text:p text:style-name="P11"><text:tab/>{</text:p>
      <text:p text:style-name="P11"><text:tab/><text:tab/>printf("Enter element [%d][%d]: ",row+1,col+1);</text:p>
      <text:p text:style-name="P11"><text:tab/><text:tab/>scanf("%d",(*(a+row)+col));</text:p>
      <text:p text:style-name="P11"><text:tab/>}</text:p>
      <text:p text:style-name="P11">}</text:p>
      <text:p text:style-name="P11"/>
      <text:p text:style-name="P11"/>
      <text:p text:style-name="P11">void sum(int *a[],int *b[],int *c[],int nrows,int ncols)</text:p>
      <text:p text:style-name="P11">{</text:p>
      <text:p text:style-name="P11">for (int row=0;row&lt;nrows;row++)</text:p>
      <text:p text:style-name="P11"><text:tab/>for (int col=0;col&lt;ncols;col++)</text:p>
      <text:p text:style-name="P11"><text:tab/>{</text:p>
      <text:p text:style-name="P11"><text:tab/><text:tab/>*(*(c+row)+col)=*(*(a+row)+col)+*(*(b+row)+col);</text:p>
      <text:p text:style-name="P11"><text:tab/>}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void max(int *a[],int *b[],int *c[],int nrows,int ncols)</text:p>
      <text:p text:style-name="P11">{</text:p>
      <text:p text:style-name="P11">for (int row=0;row&lt;nrows;row++)</text:p>
      <text:p text:style-name="P11"><text:tab/>for (int col=0;col&lt;ncols;col++)</text:p>
      <text:p text:style-name="P11"><text:tab/>{</text:p>
      <text:p text:style-name="P11"><text:tab/><text:tab/>if (*(*(a+row)+col) &gt; *(*(b+row)+col)) </text:p>
      <text:p text:style-name="P11"><text:tab/><text:tab/><text:tab/>*(*(c+row)+col)=*(*(a+row)+col);</text:p>
      <text:p text:style-name="P11"><text:tab/><text:tab/>else</text:p>
      <text:p text:style-name="P11"><text:tab/><text:tab/><text:tab/>*(*(c+row)+col)=*(*(b+row)+col);</text:p>
      <text:p text:style-name="P11"><text:tab/>}</text:p>
      <text:p text:style-name="P11">}</text:p>
      <text:p text:style-name="P11"/>
      <text:p text:style-name="P11">void output(int *a[],int nrows,int ncols)</text:p>
      <text:p text:style-name="P11">{</text:p>
      <text:p text:style-name="P11">for (int row=0;row&lt;nrows;row++)</text:p>
      <text:p text:style-name="P11">{</text:p>
      <text:p text:style-name="P11"><text:tab/>for (int col=0;col&lt;ncols;col++)</text:p>
      <text:p text:style-name="P11"><text:tab/><text:tab/>printf("%5d",*(*(a+row)+col));</text:p>
      <text:p text:style-name="P11"><text:tab/>printf("\n");</text:p>
      <text:p text:style-name="P11">}</text:p>
      <text:p text:style-name="P11">}</text:p>
      <text:p text:style-name="P4"/>
      <text:p text:style-name="P4"/>
      <text:p text:style-name="P6">OUTPUT:</text:p>
      <text:p text:style-name="P23"><text:span text:style-name="T1">cseb83@jtl-14:~/A5$</text:span> ./add</text:p>
      <text:p text:style-name="P8">Enter no. of rows: 2</text:p>
      <text:p text:style-name="P8">Enter no. of columns: 2</text:p>
      <text:p text:style-name="P8">FIRST TABLE:</text:p>
      <text:p text:style-name="P8">Enter element [1][1]: 1</text:p>
      <text:p text:style-name="P8">Enter element [1][2]: 2</text:p>
      <text:p text:style-name="P8">Enter element [2][1]: 3</text:p>
      <text:p text:style-name="P8">Enter element [2][2]: 4</text:p>
      <text:p text:style-name="P8">SECOND TABLE:</text:p>
      <text:p text:style-name="P8">Enter element [1][1]: 5</text:p>
      <text:p text:style-name="P8">Enter element [1][2]: 6</text:p>
      <text:p text:style-name="P8"><text:soft-page-break/>Enter element [2][1]: 7</text:p>
      <text:p text:style-name="P8">Enter element [2][2]: 8</text:p>
      <text:p text:style-name="P8">Sum of elements:</text:p>
      <text:p text:style-name="P8"><text:s text:c="4"/>6 <text:s text:c="3"/>8</text:p>
      <text:p text:style-name="P8"><text:s text:c="3"/>10 <text:s text:c="2"/>12</text:p>
      <text:p text:style-name="P8">Maximum of elements:</text:p>
      <text:p text:style-name="P8"><text:s text:c="4"/>5 <text:s text:c="3"/>6</text:p>
      <text:p text:style-name="P8"><text:s text:c="4"/>7 <text:s text:c="3"/>8</text:p>
      <text:p text:style-name="P16"/>
      <text:p text:style-name="P6"/>
      <text:p text:style-name="P4"/>
      <text:p text:style-name="P4"><text:span text:style-name="T1">4</text:span>. PROGRAM NAME: <text:span text:style-name="T1">NUMBER OF DAYS BETWEEN TWO DATES</text:span></text:p>
      <text:p text:style-name="P4"/>
      <text:p text:style-name="P4">PROGRAM:</text:p>
      <text:p text:style-name="P11">#include &lt;stdio.h&gt;</text:p>
      <text:p text:style-name="P11">#include &lt;stdlib.h&gt;</text:p>
      <text:p text:style-name="P11">void input(int *pm, int *pd, int *py);</text:p>
      <text:p text:style-name="P11">int convert(int mm, int dd, int yy);</text:p>
      <text:p text:style-name="P11"/>
      <text:p text:style-name="P11">void main()</text:p>
      <text:p text:style-name="P11">{</text:p>
      <text:p text:style-name="P11">int mm1, dd1, yy1, mm2, dd2, yy2;</text:p>
      <text:p text:style-name="P11">int day_of_year1, day_of_year2;</text:p>
      <text:p text:style-name="P11"/>
      <text:p text:style-name="P11">printf("Date conversion routine\n");</text:p>
      <text:p text:style-name="P11">int ch=1;</text:p>
      <text:p text:style-name="P11">while(ch==1)</text:p>
      <text:p text:style-name="P11">{</text:p>
      <text:p text:style-name="P11"><text:tab/>input(&amp;mm1, &amp;dd1, &amp;yy1);</text:p>
      <text:p text:style-name="P11"><text:tab/>day_of_year1=convert(mm1, dd1, yy1);</text:p>
      <text:p text:style-name="P11"><text:tab/>input(&amp;mm2, &amp;dd2, &amp;yy2);</text:p>
      <text:p text:style-name="P11"><text:tab/>day_of_year2=convert(mm2, dd2, yy2);</text:p>
      <text:p text:style-name="P11"><text:tab/>if (day_of_year2==day_of_year1)</text:p>
      <text:p text:style-name="P11"><text:tab/><text:tab/>printf("\nBoth dates are same!");</text:p>
      <text:p text:style-name="P11"><text:tab/>else</text:p>
      <text:p text:style-name="P11"><text:soft-page-break/><text:tab/><text:tab/>printf("\nNumber of days between two dates: %d",abs(day_of_year2 - day_of_year1 - 1));</text:p>
      <text:p text:style-name="P11"><text:tab/>printf("\nEnter 1 to continue and 0 to stop: ");</text:p>
      <text:p text:style-name="P11"><text:tab/>scanf("%d",&amp;ch);</text:p>
      <text:p text:style-name="P11">}</text:p>
      <text:p text:style-name="P11">}</text:p>
      <text:p text:style-name="P11"/>
      <text:p text:style-name="P11"/>
      <text:p text:style-name="P11">void input(int *pm, int *pd, int *py)</text:p>
      <text:p text:style-name="P11">{</text:p>
      <text:p text:style-name="P11">printf("\nEnter mm dd yyyy: ");</text:p>
      <text:p text:style-name="P11">scanf("%d %d %d", pm, pd, py);</text:p>
      <text:p text:style-name="P11">}</text:p>
      <text:p text:style-name="P11"/>
      <text:p text:style-name="P11"/>
      <text:p text:style-name="P11">int convert(int mm, int dd, int yy)</text:p>
      <text:p text:style-name="P11">{</text:p>
      <text:p text:style-name="P11">long ndays;</text:p>
      <text:p text:style-name="P11">long ncycles;</text:p>
      <text:p text:style-name="P11">int nyears;</text:p>
      <text:p text:style-name="P11">int day,year=yy;</text:p>
      <text:p text:style-name="P11">static char weekday[][15]={"Sunday", "Monday", "Tuesday", "Wednesday", "Thursday", "Friday", "Saturday"};</text:p>
      <text:p text:style-name="P11">static char month[][15]={"January", "February", "March", "April", "May", "June", "July", "August", "September", "October", "November", "December"};</text:p>
      <text:p text:style-name="P11">year-=1900;</text:p>
      <text:p text:style-name="P11">ndays=(long)(30.42*(mm-1))+dd;</text:p>
      <text:p text:style-name="P11">if (mm == 2)</text:p>
      <text:p text:style-name="P11"><text:tab/>++ndays;</text:p>
      <text:p text:style-name="P11">if ((mm&gt;2) &amp;&amp; (mm&lt;8))</text:p>
      <text:p text:style-name="P11"><text:tab/>--ndays;</text:p>
      <text:p text:style-name="P11">if ((year%4==0) &amp;&amp; (mm&gt;2))</text:p>
      <text:p text:style-name="P11"><text:tab/>++ndays;</text:p>
      <text:p text:style-name="P11">ncycles=year/4;</text:p>
      <text:p text:style-name="P11"><text:soft-page-break/>ndays+=ncycles*1461;</text:p>
      <text:p text:style-name="P11"/>
      <text:p text:style-name="P11">nyears=year%4;</text:p>
      <text:p text:style-name="P11">if (nyears&gt;0)</text:p>
      <text:p text:style-name="P11"><text:tab/>ndays+=365*nyears+1;</text:p>
      <text:p text:style-name="P11">if (ndays&gt;59)</text:p>
      <text:p text:style-name="P11"><text:tab/>--ndays;</text:p>
      <text:p text:style-name="P11">day=ndays%7;</text:p>
      <text:p text:style-name="P11">printf("%s, %s %d, %d", weekday[day], month[mm-1], dd, yy);</text:p>
      <text:p text:style-name="P11">return ndays;</text:p>
      <text:p text:style-name="P11">}</text:p>
      <text:p text:style-name="P4"/>
      <text:p text:style-name="P6">OUTPUT:</text:p>
      <text:p text:style-name="P23"><text:span text:style-name="T1">cseb83@jtl-14:~/A5$</text:span> gcc date.c -o date</text:p>
      <text:p text:style-name="P23"><text:span text:style-name="T1">cseb83@jtl-14:~/A5$</text:span> ./date</text:p>
      <text:p text:style-name="P8">Date conversion routine</text:p>
      <text:p text:style-name="P8"/>
      <text:p text:style-name="P8">Enter mm dd yyyy: 12 17 1975</text:p>
      <text:p text:style-name="P8">Wednesday, December 17, 1975</text:p>
      <text:p text:style-name="P8">Enter mm dd yyyy: 06 16 2000</text:p>
      <text:p text:style-name="P8">Friday, June 16, 2000</text:p>
      <text:p text:style-name="P8">Number of days between two dates: 8947</text:p>
      <text:p text:style-name="P8">Enter 1 to continue and 0 to stop: 1</text:p>
      <text:p text:style-name="P8"/>
      <text:p text:style-name="P8">Enter mm dd yyyy: 05 12 1970</text:p>
      <text:p text:style-name="P8">Tuesday, May 12, 1970</text:p>
      <text:p text:style-name="P8">Enter mm dd yyyy: 06 16 2000</text:p>
      <text:p text:style-name="P8">Friday, June 16, 2000</text:p>
      <text:p text:style-name="P8">Number of days between two dates: 10992</text:p>
      <text:p text:style-name="P8">Enter 1 to continue and 0 to stop: 0</text:p>
      <text:p text:style-name="P16"/>
      <text:p text:style-name="P6"/>
      <text:p text:style-name="P4"/>
      <text:p text:style-name="P4"/>
      <text:p text:style-name="P4"/>
      <text:p text:style-name="P4"><text:soft-page-break/><text:span text:style-name="T1">5a</text:span>. PROGRAM NAME: <text:span text:style-name="T1">COMPOUND INTEREST CALCULATIONS</text:span></text:p>
      <text:p text:style-name="P4"/>
      <text:p text:style-name="P4">PROGRAM:</text:p>
      <text:p text:style-name="P11">#include &lt;stdio.h&gt;</text:p>
      <text:p text:style-name="P11">#include &lt;math.h&gt;</text:p>
      <text:p text:style-name="P11"/>
      <text:p text:style-name="P11">void table (double (*pf)(double i, int m, double n), double a, int m, double n);</text:p>
      <text:p text:style-name="P11">double md1(double i, int m, double n);</text:p>
      <text:p text:style-name="P11">double md2(double i, int m, double n);</text:p>
      <text:p text:style-name="P11">double md3(double i, int m, double n);</text:p>
      <text:p text:style-name="P11"/>
      <text:p text:style-name="P11">void main()</text:p>
      <text:p text:style-name="P11">{</text:p>
      <text:p text:style-name="P11">double n;</text:p>
      <text:p text:style-name="P11">double a;</text:p>
      <text:p text:style-name="P11"/>
      <text:p text:style-name="P11">printf("FUTURE VALUE OF A SERIES OF MONTHLY DEPOSITS\n\n");</text:p>
      <text:p text:style-name="P11">printf("Enter amount of each monthly payment: ");</text:p>
      <text:p text:style-name="P11">scanf("%lf",&amp;a);</text:p>
      <text:p text:style-name="P11">printf("Enter number of years: ");</text:p>
      <text:p text:style-name="P11">scanf("%lf",&amp;n);</text:p>
      <text:p text:style-name="P11"/>
      <text:p text:style-name="P11">printf("A = %lf\n",a);</text:p>
      <text:p text:style-name="P11">printf("n = %lf\n",n);</text:p>
      <text:p text:style-name="P11">printf("\n%-12s %-10d%-10d%-10d%-10d%-10d%-10d%-10d%-10d%-10d%-10d%-10d","Interest Rate",5,6,7,8,9,10,11,12,13,14,15);</text:p>
      <text:p text:style-name="P11">printf("\nFreqency of compounding");</text:p>
      <text:p text:style-name="P11"/>
      <text:p text:style-name="P11">printf("\n%-12s","Annual");</text:p>
      <text:p text:style-name="P11">table(md1, a, 1, n);</text:p>
      <text:p text:style-name="P11">printf("\n%-12s","Semiannual");</text:p>
      <text:p text:style-name="P11">table(md1, a, 2, n);</text:p>
      <text:p text:style-name="P11">printf("\n%-12s","Quarterly");</text:p>
      <text:p text:style-name="P11">table(md1, a, 4, n);</text:p>
      <text:p text:style-name="P11"><text:soft-page-break/>printf("\n%-12s","Monthly");</text:p>
      <text:p text:style-name="P11">table(md1, a, 12, n);</text:p>
      <text:p text:style-name="P11">printf("\n%-12s","Daily");</text:p>
      <text:p text:style-name="P11">table(md2, a, 360, n);</text:p>
      <text:p text:style-name="P11">printf("\n%-12s","Continuous");</text:p>
      <text:p text:style-name="P11">table(md3, a, 0, n);</text:p>
      <text:p text:style-name="P11">}</text:p>
      <text:p text:style-name="P11"/>
      <text:p text:style-name="P11">void table (double (*pf)(double i, int m, double n), double a, int m, double n)</text:p>
      <text:p text:style-name="P11">{</text:p>
      <text:p text:style-name="P11">int count;</text:p>
      <text:p text:style-name="P11">double i; </text:p>
      <text:p text:style-name="P11">double f;</text:p>
      <text:p text:style-name="P11">for (count=5;count&lt;=15;count++)</text:p>
      <text:p text:style-name="P11">{</text:p>
      <text:p text:style-name="P11"><text:tab/>i=0.01*count;</text:p>
      <text:p text:style-name="P11"><text:tab/>f=a*(*pf)(i,m,n);</text:p>
      <text:p text:style-name="P11"><text:tab/>printf("%10.2f",f);</text:p>
      <text:p text:style-name="P11">}</text:p>
      <text:p text:style-name="P11">printf("\n");</text:p>
      <text:p text:style-name="P11">}</text:p>
      <text:p text:style-name="P11"/>
      <text:p text:style-name="P11">double md1(double i, int m, double n)</text:p>
      <text:p text:style-name="P11">{</text:p>
      <text:p text:style-name="P11">double factor, ratio;</text:p>
      <text:p text:style-name="P11">factor=1+i/m;</text:p>
      <text:p text:style-name="P11">ratio=12*(pow(factor,m*n)-1)/i;</text:p>
      <text:p text:style-name="P11">return ratio;</text:p>
      <text:p text:style-name="P11">}</text:p>
      <text:p text:style-name="P11"/>
      <text:p text:style-name="P11">double md2(double i, int m, double n)</text:p>
      <text:p text:style-name="P11">{</text:p>
      <text:p text:style-name="P11">double factor, ratio;</text:p>
      <text:p text:style-name="P11">factor=1+i/m;</text:p>
      <text:p text:style-name="P11"><text:soft-page-break/>ratio=(pow(factor,m*n)-1)/(pow(factor,m/12)-1);</text:p>
      <text:p text:style-name="P11">return ratio;</text:p>
      <text:p text:style-name="P13">}</text:p>
      <text:p text:style-name="P11"/>
      <text:p text:style-name="P11">double md3(double i, int m, double n)</text:p>
      <text:p text:style-name="P11">{</text:p>
      <text:p text:style-name="P11">double ratio;</text:p>
      <text:p text:style-name="P11">ratio=(exp(i*n)-1)/(exp(i/12)-1);</text:p>
      <text:p text:style-name="P11">return ratio;</text:p>
      <text:p text:style-name="P11">}</text:p>
      <text:p text:style-name="P4"/>
      <text:p text:style-name="P6">OUTPUT:</text:p>
      <text:p text:style-name="P21"><text:span text:style-name="T1">cseb83@jtl-14:~/A5$</text:span> gcc ci.c -o ci -lm</text:p>
      <text:p text:style-name="P21"><text:span text:style-name="T1">cseb83@jtl-14:~/A5$</text:span> ./ci</text:p>
      <text:p text:style-name="P12">FUTURE VALUE OF A SERIES OF MONTHLY DEPOSITS</text:p>
      <text:p text:style-name="P12"/>
      <text:p text:style-name="P12">Enter amount of each monthly payment: 100</text:p>
      <text:p text:style-name="P12">Enter number of years: 5</text:p>
      <text:p text:style-name="P12">A = 100.000000</text:p>
      <text:p text:style-name="P12">n = 5.000000</text:p>
      <text:p text:style-name="P12"/>
      <text:p text:style-name="P14">Interest Rate <text:s text:c="2"/>5 <text:s text:c="14"/>6 <text:s text:c="13"/>7 <text:s text:c="14"/>8 <text:s text:c="14"/>9 <text:s text:c="15"/>10 <text:s text:c="16"/>11 <text:s text:c="14"/>12 <text:s text:c="14"/>13 <text:s text:c="13"/>14 <text:s text:c="12"/>15 <text:s text:c="7"/></text:p>
      <text:p text:style-name="P14">Freqency of compounding</text:p>
      <text:p text:style-name="P14">Annual <text:s text:c="14"/>6630.76 <text:s text:c="2"/>6764.51 <text:s text:c="2"/>6900.89 <text:s text:c="2"/>7039.92 <text:s text:c="2"/>7181.65 <text:s text:c="2"/>7326.12 <text:s text:c="2"/>7473.36 <text:s text:c="2"/>7623.42 <text:s text:c="2"/>7776.32 <text:s text:c="2"/>7932.12 <text:s text:c="2"/>8090.86</text:p>
      <text:p text:style-name="P14"/>
      <text:p text:style-name="P14">Semiannual <text:s text:c="4"/>6722.03 <text:s text:c="2"/>6878.33 <text:s text:c="2"/>7038.84 <text:s text:c="2"/>7203.66 <text:s text:c="2"/>7372.93 <text:s text:c="2"/>7546.74 <text:s text:c="2"/>7725.21 <text:s text:c="2"/>7908.48 <text:s text:c="2"/>8096.65 <text:s text:c="2"/>8289.87 <text:s text:c="2"/>8488.25</text:p>
      <text:p text:style-name="P14"/>
      <text:p text:style-name="P14">Quarterly <text:s text:c="9"/>6768.89 <text:s text:c="2"/>6937.10 <text:s text:c="2"/>7110.48 <text:s text:c="2"/>7289.21 <text:s text:c="2"/>7473.46 <text:s text:c="2"/>7663.40 <text:s text:c="2"/>7859.22 <text:s text:c="2"/>8061.11 <text:s text:c="2"/>8269.27 <text:s text:c="2"/>8483.90 <text:s text:c="2"/>8705.22</text:p>
      <text:p text:style-name="P14"/>
      <text:p text:style-name="P14">Monthly <text:s text:c="11"/>6800.61 <text:s text:c="2"/>6977.00 <text:s text:c="2"/>7159.29 <text:s text:c="2"/>7347.69 <text:s text:c="2"/>7542.41 <text:s text:c="2"/>7743.71 <text:s text:c="2"/>7951.81 <text:s text:c="2"/>8166.97 <text:s text:c="2"/>8389.44 <text:s text:c="2"/>8619.51 <text:s text:c="2"/>8857.45</text:p>
      <text:p text:style-name="P14"/>
      <text:p text:style-name="P14">Daily <text:s text:c="18"/>6802.36 <text:s text:c="2"/>6979.61 <text:s text:c="2"/>7162.96 <text:s text:c="2"/>7352.64 <text:s text:c="2"/>7548.89 <text:s text:c="2"/>7751.98 <text:s text:c="2"/>7962.16 <text:s text:c="2"/>8179.71 <text:s text:c="2"/>8404.91 <text:s text:c="2"/>8638.07 <text:s text:c="2"/>8879.50</text:p>
      <text:p text:style-name="P14"/>
      <text:p text:style-name="P14">Continuous <text:s text:c="4"/>6802.42 <text:s text:c="2"/>6979.70 <text:s text:c="2"/>7163.08 <text:s text:c="2"/>7352.81 <text:s text:c="2"/>7549.12 <text:s text:c="2"/>7752.26 <text:s text:c="2"/>7962.52 <text:s text:c="2"/>8180.15 <text:s text:c="2"/>8405.45 <text:s text:c="2"/>8638.72 <text:s text:c="2"/>8880.27</text:p>
      <text:p text:style-name="P15"/>
      <text:p text:style-name="P16"/>
      <text:p text:style-name="P6"/>
      <text:p text:style-name="P5"/>
      <text:p text:style-name="P5"/>
      <text:p text:style-name="P5"><text:soft-page-break/><text:span text:style-name="T1">5b</text:span>. PROGRAM NAME: <text:span text:style-name="T1">COMPOUND INTEREST CALCULATIONS</text:span></text:p>
      <text:p text:style-name="P5"/>
      <text:p text:style-name="P5">PROGRAM:</text:p>
      <text:p text:style-name="P22">#include &lt;stdio.h&gt;</text:p>
      <text:p text:style-name="P22">#include &lt;math.h&gt;</text:p>
      <text:p text:style-name="P22">#include &lt;stdlib.h&gt;</text:p>
      <text:p text:style-name="P22"/>
      <text:p text:style-name="P22">void table (double (*pf)(double i, int m, double n), double a, int m, int n, double (*ptr)[6], double interest, int col);</text:p>
      <text:p text:style-name="P22">double md1(double i, int m, double n);</text:p>
      <text:p text:style-name="P22">double md2(double i, int m, double n);</text:p>
      <text:p text:style-name="P22">double md3(double i, int m, double n);</text:p>
      <text:p text:style-name="P22"/>
      <text:p text:style-name="P22">void main()</text:p>
      <text:p text:style-name="P22">{</text:p>
      <text:p text:style-name="P22">double a,interest;</text:p>
      <text:p text:style-name="P22"/>
      <text:p text:style-name="P22">printf("FUTURE VALUE OF A SERIES OF MONTHLY DEPOSITS\n\n");</text:p>
      <text:p text:style-name="P22">printf("Enter amount of each monthly payment: ");</text:p>
      <text:p text:style-name="P22">scanf("%lf",&amp;a);</text:p>
      <text:p text:style-name="P22"/>
      <text:p text:style-name="P22">printf("Enter interest: ");</text:p>
      <text:p text:style-name="P22">scanf("%lf",&amp;interest);</text:p>
      <text:p text:style-name="P22">printf("A = %.2lf\n",a);</text:p>
      <text:p text:style-name="P22">printf("Interest = %.2lf\n",interest);</text:p>
      <text:p text:style-name="P22">//printf("\nFreqency of compounding");</text:p>
      <text:p text:style-name="P22"/>
      <text:p text:style-name="P22">double (*ptr)[6];</text:p>
      <text:p text:style-name="P22">ptr=malloc(50*sizeof(int));</text:p>
      <text:p text:style-name="P22">printf("%-8s%-12s%-12s%-12s%-12s%-12s%-12s\n", "Year", "Annual", "Semiannual", "Quarterly", "Monthly", "Daily", "Continuous");</text:p>
      <text:p text:style-name="P22">for (int n=1;n&lt;=50;n++)</text:p>
      <text:p text:style-name="P22">{</text:p>
      <text:p text:style-name="P22"><text:tab/>table(md1, a, 1, n, ptr, interest, 0);</text:p>
      <text:p text:style-name="P22"><text:tab/>table(md1, a, 2, n, ptr, interest, 1);</text:p>
      <text:p text:style-name="P22"><text:soft-page-break/><text:tab/>table(md1, a, 4, n, ptr, interest, 2);</text:p>
      <text:p text:style-name="P22"><text:tab/>table(md1, a, 12, n, ptr, interest, 3);</text:p>
      <text:p text:style-name="P22"><text:tab/>table(md2, a, 360, n, ptr, interest, 4);</text:p>
      <text:p text:style-name="P22"><text:tab/>table(md3, a, 0, n, ptr, interest, 5);</text:p>
      <text:p text:style-name="P22">}</text:p>
      <text:p text:style-name="P22">for (int r=0;r&lt;50;r++)</text:p>
      <text:p text:style-name="P22"><text:tab/>{</text:p>
      <text:p text:style-name="P22"><text:tab/>printf("%-8d",r+1);</text:p>
      <text:p text:style-name="P22"><text:tab/>for (int c=0;c&lt;6;c++)</text:p>
      <text:p text:style-name="P22"><text:tab/><text:tab/>{</text:p>
      <text:p text:style-name="P22"><text:tab/><text:tab/>printf("%-12.2f",*(*(ptr+r)+c));</text:p>
      <text:p text:style-name="P22"><text:tab/><text:tab/>}</text:p>
      <text:p text:style-name="P22"><text:tab/>printf("\n");</text:p>
      <text:p text:style-name="P22"><text:tab/>}</text:p>
      <text:p text:style-name="P22">}</text:p>
      <text:p text:style-name="P22"/>
      <text:p text:style-name="P22">void table (double (*pf)(double i, int m, double n), double a, int m, int n, double (*ptr)[6], double interest, int col)</text:p>
      <text:p text:style-name="P22">{</text:p>
      <text:p text:style-name="P22">int count;</text:p>
      <text:p text:style-name="P22">double i=0.01*interest;</text:p>
      <text:p text:style-name="P22"/>
      <text:p text:style-name="P22">*(*(ptr+(n-1))+col)=a*(*pf)(i,m,n);</text:p>
      <text:p text:style-name="P22">}</text:p>
      <text:p text:style-name="P22"/>
      <text:p text:style-name="P22"/>
      <text:p text:style-name="P22">double md1(double i, int m, double n)</text:p>
      <text:p text:style-name="P22">{</text:p>
      <text:p text:style-name="P22">double factor, ratio;</text:p>
      <text:p text:style-name="P22">factor=1+i/m;</text:p>
      <text:p text:style-name="P22">ratio=12*(pow(factor,m*n)-1)/i;</text:p>
      <text:p text:style-name="P22">return ratio;</text:p>
      <text:p text:style-name="P22">}</text:p>
      <text:p text:style-name="P22"/>
      <text:p text:style-name="P22"/>
      <text:p text:style-name="P22"><text:soft-page-break/>double md2(double i, int m, double n)</text:p>
      <text:p text:style-name="P22">{</text:p>
      <text:p text:style-name="P22">double factor, ratio;</text:p>
      <text:p text:style-name="P22">factor=1+i/m;</text:p>
      <text:p text:style-name="P22">ratio=(pow(factor,m*n)-1)/(pow(factor,m/12)-1);</text:p>
      <text:p text:style-name="P22">return ratio;</text:p>
      <text:p text:style-name="P22">}</text:p>
      <text:p text:style-name="P22"/>
      <text:p text:style-name="P22"/>
      <text:p text:style-name="P22">double md3(double i, int m, double n)</text:p>
      <text:p text:style-name="P22">{</text:p>
      <text:p text:style-name="P22">double ratio;</text:p>
      <text:p text:style-name="P22">ratio=(exp(i*n)-1)/(exp(i/12)-1);</text:p>
      <text:p text:style-name="P22">return ratio;</text:p>
      <text:p text:style-name="P22">}</text:p>
      <text:p text:style-name="P5"/>
      <text:p text:style-name="P7">OUTPUT:</text:p>
      <text:p text:style-name="P23"><text:span text:style-name="T1">cseb83@jtl-14:~/A5$</text:span> gcc ci1.c -o ci1 -lm</text:p>
      <text:p text:style-name="P23"><text:span text:style-name="T1">cseb83@jtl-14:~/A5$</text:span> ./ci1</text:p>
      <text:p text:style-name="P9">FUTURE VALUE OF A SERIES OF MONTHLY DEPOSITS</text:p>
      <text:p text:style-name="P9"/>
      <text:p text:style-name="P9">Enter amount of each monthly payment: 100</text:p>
      <text:p text:style-name="P9">Enter interest: 5</text:p>
      <text:p text:style-name="P9">A = 100.00</text:p>
      <text:p text:style-name="P9">Interest = 5.00</text:p>
      <text:p text:style-name="P9">Year <text:s/>Annual Semiannual <text:s/>Quarterly Monthly <text:s text:c="5"/>Daily <text:s text:c="3"/>Continuous <text:s/></text:p>
      <text:p text:style-name="P9">1 <text:s text:c="6"/>1200.00 <text:s text:c="4"/>1215.00 <text:s text:c="4"/>1222.69 <text:s text:c="4"/>1227.89 <text:s text:c="4"/>1227.94 <text:s text:c="4"/>1227.94 <text:s text:c="4"/></text:p>
      <text:p text:style-name="P9">2 <text:s text:c="6"/>2460.00 <text:s text:c="4"/>2491.51 <text:s text:c="4"/>2507.67 <text:s text:c="4"/>2518.59 <text:s text:c="4"/>2518.84 <text:s text:c="4"/>2518.85 <text:s text:c="4"/></text:p>
      <text:p text:style-name="P9">3 <text:s text:c="6"/>3783.00 <text:s text:c="4"/>3832.64 <text:s text:c="4"/>3858.11 <text:s text:c="4"/>3875.33 <text:s text:c="4"/>3875.92 <text:s text:c="4"/>3875.94 <text:s text:c="4"/></text:p>
      <text:p text:style-name="P9">4 <text:s text:c="6"/>5172.15 <text:s text:c="4"/>5241.67 <text:s text:c="4"/>5277.35 <text:s text:c="4"/>5301.49 <text:s text:c="4"/>5302.57 <text:s text:c="4"/>5302.60 <text:s text:c="4"/></text:p>
      <text:p text:style-name="P9">5 <text:s text:c="6"/>6630.76 <text:s text:c="4"/>6722.03 <text:s text:c="4"/>6768.89 <text:s text:c="4"/>6800.61 <text:s text:c="4"/>6802.36 <text:s text:c="4"/>6802.42 <text:s text:c="4"/></text:p>
      <text:p text:style-name="P9">6 <text:s text:c="6"/>8162.30 <text:s text:c="4"/>8277.33 <text:s text:c="4"/>8336.43 <text:s text:c="4"/>8376.43 <text:s text:c="4"/>8379.04 <text:s text:c="4"/>8379.13 <text:s text:c="4"/></text:p>
      <text:p text:style-name="P9">7 <text:s text:c="6"/>9770.41 <text:s text:c="4"/>9911.37 <text:s text:c="4"/>9983.82 <text:s text:c="4"/>10032.87 <text:s text:c="3"/>10036.55 <text:s text:c="3"/>10036.68 <text:s text:c="3"/></text:p>
      <text:p text:style-name="P9">8 <text:s text:c="6"/>11458.93 <text:s text:c="3"/>11628.13 <text:s text:c="3"/>11715.13 <text:s text:c="3"/>11774.05 <text:s text:c="3"/>11779.05 <text:s text:c="3"/>11779.22 <text:s text:c="3"/></text:p>
      <text:p text:style-name="P9">9 <text:s text:c="6"/>13231.88 <text:s text:c="3"/>13431.81 <text:s text:c="3"/>13534.65 <text:s text:c="3"/>13604.32 <text:s text:c="3"/>13610.87 <text:s text:c="3"/>13611.10 <text:s text:c="3"/></text:p>
      <text:p text:style-name="P9"><text:soft-page-break/>10 <text:s text:c="5"/>15093.47 <text:s text:c="3"/>15326.79 <text:s text:c="3"/>15446.87 <text:s text:c="3"/>15528.23 <text:s text:c="3"/>15536.61 <text:s text:c="3"/>15536.90 <text:s text:c="3"/></text:p>
      <text:p text:style-name="P9">11 <text:s text:c="5"/>17048.14 <text:s text:c="3"/>17317.71 <text:s text:c="3"/>17456.50 <text:s text:c="3"/>17550.57 <text:s text:c="3"/>17561.07 <text:s text:c="3"/>17561.44 <text:s text:c="3"/></text:p>
      <text:p text:style-name="P9">12 <text:s text:c="5"/>19100.55 <text:s text:c="3"/>19409.42 <text:s text:c="3"/>19568.52 <text:s text:c="3"/>19676.37 <text:s text:c="3"/>19689.33 <text:s text:c="3"/>19689.77 <text:s text:c="3"/></text:p>
      <text:p text:style-name="P9">13 <text:s text:c="5"/>21255.58 <text:s text:c="3"/>21607.02 <text:s text:c="3"/>21788.13 <text:s text:c="3"/>21910.94 <text:s text:c="3"/>21926.69 <text:s text:c="3"/>21927.23 <text:s text:c="3"/></text:p>
      <text:p text:style-name="P9">14 <text:s text:c="5"/>23518.36 <text:s text:c="3"/>23915.88 <text:s text:c="3"/>24120.82 <text:s text:c="3"/>24259.83 <text:s text:c="3"/>24278.76 <text:s text:c="3"/>24279.41 <text:s text:c="3"/></text:p>
      <text:p text:style-name="P9">15 <text:s text:c="5"/>25894.28 <text:s text:c="3"/>26341.62 <text:s text:c="3"/>26572.35 <text:s text:c="3"/>26728.89 <text:s text:c="3"/>26751.41 <text:s text:c="3"/>26752.19 <text:s text:c="3"/></text:p>
      <text:p text:style-name="P9">16 <text:s text:c="5"/>28388.99 <text:s text:c="3"/>28890.17 <text:s text:c="3"/>29148.78 <text:s text:c="3"/>29324.28 <text:s text:c="3"/>29350.83 <text:s text:c="3"/>29351.75 <text:s text:c="3"/></text:p>
      <text:p text:style-name="P9">17 <text:s text:c="5"/>31008.44 <text:s text:c="3"/>31567.73 <text:s text:c="3"/>31856.46 <text:s text:c="3"/>32052.45 <text:s text:c="3"/>32083.51 <text:s text:c="3"/>32084.59 <text:s text:c="3"/></text:p>
      <text:p text:style-name="P9">18 <text:s text:c="5"/>33758.86 <text:s text:c="3"/>34380.85 <text:s text:c="3"/>34702.09 <text:s text:c="3"/>34920.20 <text:s text:c="3"/>34956.30 <text:s text:c="3"/>34957.55 <text:s text:c="3"/></text:p>
      <text:p text:style-name="P9">19 <text:s text:c="5"/>36646.80 <text:s text:c="3"/>37336.38 <text:s text:c="3"/>37692.68 <text:s text:c="3"/>37934.67 <text:s text:c="3"/>37976.36 <text:s text:c="3"/>37977.80 <text:s text:c="3"/></text:p>
      <text:p text:style-name="P9">20 <text:s text:c="5"/>39679.14 <text:s text:c="3"/>40441.53 <text:s text:c="3"/>40835.64 <text:s text:c="3"/>41103.37 <text:s text:c="3"/>41151.25 <text:s text:c="3"/>41152.91 <text:s text:c="3"/></text:p>
      <text:p text:style-name="P9">21 <text:s text:c="5"/>42863.10 <text:s text:c="3"/>43703.88 <text:s text:c="3"/>44138.71 <text:s text:c="3"/>44434.18 <text:s text:c="3"/>44488.91 <text:s text:c="3"/>44490.81 <text:s text:c="3"/></text:p>
      <text:p text:style-name="P9">22 <text:s text:c="5"/>46206.26 <text:s text:c="3"/>47131.39 <text:s text:c="3"/>47610.06 <text:s text:c="3"/>47935.40 <text:s text:c="3"/>47997.69 <text:s text:c="3"/>47999.85 <text:s text:c="3"/></text:p>
      <text:p text:style-name="P9">23 <text:s text:c="5"/>49716.57 <text:s text:c="3"/>50732.42 <text:s text:c="3"/>51258.26 <text:s text:c="3"/>51615.75 <text:s text:c="3"/>51686.35 <text:s text:c="3"/>51688.80 <text:s text:c="3"/></text:p>
      <text:p text:style-name="P9">24 <text:s text:c="5"/>53402.40 <text:s text:c="3"/>54515.75 <text:s text:c="3"/>55092.32 <text:s text:c="3"/>55484.40 <text:s text:c="3"/>55564.12 <text:s text:c="3"/>55566.88 <text:s text:c="3"/></text:p>
      <text:p text:style-name="P9">25 <text:s text:c="5"/>57272.52 <text:s text:c="3"/>58490.61 <text:s text:c="3"/>59121.70 <text:s text:c="3"/>59550.97 <text:s text:c="3"/>59640.69 <text:s text:c="3"/>59643.80 <text:s text:c="3"/></text:p>
      <text:p text:style-name="P9">26 <text:s text:c="5"/>61336.14 <text:s text:c="3"/>62666.70 <text:s text:c="3"/>63356.37 <text:s text:c="3"/>63825.60 <text:s text:c="3"/>63926.26 <text:s text:c="3"/>63929.75 <text:s text:c="3"/></text:p>
      <text:p text:style-name="P9">27 <text:s text:c="5"/>65602.95 <text:s text:c="3"/>67054.20 <text:s text:c="3"/>67806.77 <text:s text:c="3"/>68318.92 <text:s text:c="3"/>68431.54 <text:s text:c="3"/>68435.44 <text:s text:c="3"/></text:p>
      <text:p text:style-name="P9">28 <text:s text:c="5"/>70083.10 <text:s text:c="3"/>71663.82 <text:s text:c="3"/>72483.89 <text:s text:c="3"/>73042.13 <text:s text:c="3"/>73167.80 <text:s text:c="3"/>73172.15 <text:s text:c="3"/></text:p>
      <text:p text:style-name="P9">29 <text:s text:c="5"/>74787.25 <text:s text:c="3"/>76506.80 <text:s text:c="3"/>77399.30 <text:s text:c="3"/>78006.99 <text:s text:c="3"/>78146.86 <text:s text:c="3"/>78151.71 <text:s text:c="3"/></text:p>
      <text:p text:style-name="P9">30 <text:s text:c="5"/>79726.62 <text:s text:c="3"/>81594.95 <text:s text:c="3"/>82565.12 <text:s text:c="3"/>83225.86 <text:s text:c="3"/>83381.20 <text:s text:c="3"/>83386.57 <text:s text:c="3"/></text:p>
      <text:p text:style-name="P9">31 <text:s text:c="5"/>84912.95 <text:s text:c="3"/>86940.70 <text:s text:c="3"/>87994.11 <text:s text:c="3"/>88711.74 <text:s text:c="3"/>88883.88 <text:s text:c="3"/>88889.84 <text:s text:c="3"/></text:p>
      <text:p text:style-name="P9">32 <text:s text:c="5"/>90358.60 <text:s text:c="3"/>92557.07 <text:s text:c="3"/>93699.69 <text:s text:c="3"/>94478.29 <text:s text:c="3"/>94668.67 <text:s text:c="3"/>94675.26 <text:s text:c="3"/></text:p>
      <text:p text:style-name="P9">33 <text:s text:c="5"/>96076.53 <text:s text:c="3"/>98457.77 <text:s text:c="3"/>99695.94 <text:s text:c="3"/>100539.86 <text:s text:c="2"/>100750.04 <text:s text:c="2"/>100757.31 <text:s text:c="2"/></text:p>
      <text:p text:style-name="P9">34 <text:s text:c="5"/>102080.35 <text:s text:c="2"/>104657.20 <text:s text:c="2"/>105997.67 <text:s text:c="2"/>106911.56 <text:s text:c="2"/>107143.18 <text:s text:c="2"/>107151.20 <text:s text:c="2"/></text:p>
      <text:p text:style-name="P9">35 <text:s text:c="5"/>108384.37 <text:s text:c="2"/>111170.47 <text:s text:c="2"/>112620.45 <text:s text:c="2"/>113609.24 <text:s text:c="2"/>113864.08 <text:s text:c="2"/>113872.90 <text:s text:c="2"/></text:p>
      <text:p text:style-name="P9">36 <text:s text:c="5"/>115003.59 <text:s text:c="2"/>118013.47 <text:s text:c="2"/>119580.62 <text:s text:c="2"/>120649.59 <text:s text:c="2"/>120929.54 <text:s text:c="2"/>120939.23 <text:s text:c="2"/></text:p>
      <text:p text:style-name="P9">37 <text:s text:c="5"/>121953.77 <text:s text:c="2"/>125202.91 <text:s text:c="2"/>126895.39 <text:s text:c="2"/>128050.14 <text:s text:c="2"/>128357.23 <text:s text:c="2"/>128367.86 <text:s text:c="2"/></text:p>
      <text:p text:style-name="P9">38 <text:s text:c="5"/>129251.45 <text:s text:c="2"/>132756.30 <text:s text:c="2"/>134582.80 <text:s text:c="2"/>135829.31 <text:s text:c="2"/>136165.72 <text:s text:c="2"/>136177.37 <text:s text:c="2"/></text:p>
      <text:p text:style-name="P9">39 <text:s text:c="5"/>136914.03 <text:s text:c="2"/>140692.09 <text:s text:c="2"/>142661.86 <text:s text:c="2"/>144006.49 <text:s text:c="2"/>144374.53 <text:s text:c="2"/>144387.28 <text:s text:c="2"/></text:p>
      <text:p text:style-name="P9">40 <text:s text:c="5"/>144959.73 <text:s text:c="2"/>149029.63 <text:s text:c="2"/>151152.50 <text:s text:c="2"/>152602.02 <text:s text:c="2"/>153004.19 <text:s text:c="2"/>153018.12 <text:s text:c="2"/></text:p>
      <text:p text:style-name="P9">41 <text:s text:c="5"/>153407.72 <text:s text:c="2"/>157789.25 <text:s text:c="2"/>160075.70 <text:s text:c="2"/>161637.31 <text:s text:c="2"/>162076.26 <text:s text:c="2"/>162091.47 <text:s text:c="2"/></text:p>
      <text:p text:style-name="P9">42 <text:s text:c="5"/>162278.10 <text:s text:c="2"/>166992.33 <text:s text:c="2"/>169453.50 <text:s text:c="2"/>171134.87 <text:s text:c="2"/>171613.44 <text:s text:c="2"/>171630.02 <text:s text:c="2"/></text:p>
      <text:p text:style-name="P9">43 <text:s text:c="5"/>171592.01 <text:s text:c="2"/>176661.32 <text:s text:c="2"/>179309.06 <text:s text:c="2"/>181118.34 <text:s text:c="2"/>181639.57 <text:s text:c="2"/>181657.62 <text:s text:c="2"/></text:p>
      <text:p text:style-name="P9">44 <text:s text:c="5"/>181371.61 <text:s text:c="2"/>186819.80 <text:s text:c="2"/>189666.71 <text:s text:c="2"/>191612.58 <text:s text:c="2"/>192179.71 <text:s text:c="2"/>192199.35 <text:s text:c="2"/></text:p>
      <text:p text:style-name="P9"><text:soft-page-break/>45 <text:s text:c="5"/>191640.19 <text:s text:c="2"/>197492.55 <text:s text:c="2"/>200552.03 <text:s text:c="2"/>202643.73 <text:s text:c="2"/>203260.21 <text:s text:c="2"/>203281.57 <text:s text:c="2"/></text:p>
      <text:p text:style-name="P9">46 <text:s text:c="5"/>202422.20 <text:s text:c="2"/>208705.61 <text:s text:c="2"/>211991.91 <text:s text:c="2"/>214239.25 <text:s text:c="2"/>214908.79 <text:s text:c="2"/>214931.98 <text:s text:c="2"/></text:p>
      <text:p text:style-name="P9">47 <text:s text:c="5"/>213743.31 <text:s text:c="2"/>220486.33 <text:s text:c="2"/>224014.59 <text:s text:c="2"/>226428.03 <text:s text:c="2"/>227154.55 <text:s text:c="2"/>227179.72 <text:s text:c="2"/></text:p>
      <text:p text:style-name="P9">48 <text:s text:c="5"/>225630.47 <text:s text:c="2"/>232863.45 <text:s text:c="2"/>236649.78 <text:s text:c="2"/>239240.40 <text:s text:c="2"/>240028.13 <text:s text:c="2"/>240055.42 <text:s text:c="2"/></text:p>
      <text:p text:style-name="P9">49 <text:s text:c="5"/>238112.00 <text:s text:c="2"/>245867.17 <text:s text:c="2"/>249928.67 <text:s text:c="2"/>252708.28 <text:s text:c="2"/>253561.70 <text:s text:c="2"/>253591.27 <text:s text:c="2"/></text:p>
      <text:p text:style-name="P9">50 <text:s text:c="5"/>251217.59 <text:s text:c="2"/>259529.19 <text:s text:c="2"/>263884.06 <text:s text:c="2"/>266865.20 <text:s text:c="2"/>267789.11 <text:s text:c="2"/>267821.12 <text:s text:c="2"/></text:p>
      <text:p text:style-name="P1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0:40:36.170046184</meta:creation-date>
    <dc:date>2019-04-02T09:54:24.656120053</dc:date>
    <meta:editing-duration>PT1H22M3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8" meta:paragraph-count="485" meta:word-count="1728" meta:character-count="14551" meta:non-whitespace-character-count="11673"/>
  </office:meta>
</office:document-meta>
</file>